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rfc-language-tag="es-419" fo:language="es"/>
    </style:style>
    <style:style style:name="P2" style:family="paragraph" style:parent-style-name="Standard">
      <style:text-properties style:rfc-language-tag="es-419" fo:language="es" officeooo:rsid="001a3f43" officeooo:paragraph-rsid="001a3f43"/>
    </style:style>
    <style:style style:name="P3" style:family="paragraph" style:parent-style-name="Standard" style:list-style-name="L1">
      <style:text-properties style:rfc-language-tag="es-419" fo:language="es" officeooo:rsid="001a3f43" officeooo:paragraph-rsid="001a3f43"/>
    </style:style>
    <style:style style:name="P4" style:family="paragraph" style:parent-style-name="Standard" style:list-style-name="L1">
      <style:text-properties style:rfc-language-tag="es-419" fo:language="es" officeooo:rsid="001c130a" officeooo:paragraph-rsid="001c130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igración del catálogo contable</text:h>
      <text:p text:style-name="P2">Nota: se asume que las tablas de asientos y del catálogo están vacías. <text:s/>De no ser así se deben limpiar.</text:p>
      <text:p text:style-name="P2"/>
      <text:list text:style-name="L1">
        <text:list-item>
          <text:p text:style-name="P3">Crear la carpeta Migration dentro de C:\vconta</text:p>
        </text:list-item>
        <text:list-item>
          <text:p text:style-name="P3">Estando en el sistema viejo hay que abrir la consola del sistema y ejecutar este comando: </text:p>
          <text:p text:style-name="P3">COPY TO ..\Migration\CAT2.DBF TYPE FOX2X</text:p>
        </text:list-item>
        <text:list-item>
          <text:p text:style-name="P3">Ahora dentro del sistema nuevo hay que ir a:</text:p>
          <text:p text:style-name="P3">Herramientas/Migración/Importar catálogo contable</text:p>
        </text:list-item>
        <text:list-item>
          <text:p text:style-name="P4">Usando HeidySQL abrir la base de datos de contabilidad y correr el siguiente SP: Call calcularNivelDeCuenta(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2T11:08:19.259000000</meta:creation-date>
    <dc:date>2025-03-22T11:22:40.106000000</dc:date>
    <meta:editing-duration>PT14M22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8" meta:word-count="84" meta:character-count="520" meta:non-whitespace-character-count="446"/>
  </office:meta>
</office:document-meta>
</file>